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" style:family="table">
      <style:table-properties style:width="6.6924in" table:align="margins"/>
    </style:style>
    <style:style style:name="Táblázat.A" style:family="table-column">
      <style:table-column-properties style:column-width="0.8674in" style:rel-column-width="8493*"/>
    </style:style>
    <style:style style:name="Táblázat.B" style:family="table-column">
      <style:table-column-properties style:column-width="1.2069in" style:rel-column-width="11819*"/>
    </style:style>
    <style:style style:name="Táblázat.C" style:family="table-column">
      <style:table-column-properties style:column-width="2.9521in" style:rel-column-width="28908*"/>
    </style:style>
    <style:style style:name="Táblázat.D" style:family="table-column">
      <style:table-column-properties style:column-width="1.666in" style:rel-column-width="16315*"/>
    </style:style>
    <style:style style:name="Táblázat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áblázat.D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áblázat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áblázat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language="hu" fo:country="HU"/>
    </style:style>
    <style:style style:name="P2" style:family="paragraph" style:parent-style-name="Table_20_Contents">
      <style:paragraph-properties fo:text-align="center" style:justify-single-word="false"/>
      <style:text-properties fo:font-size="8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pt" fo:language="hu" fo:country="HU" fo:font-weight="150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language="hu" fo:country="HU" fo:font-weight="150" style:font-size-asian="10.5pt"/>
    </style:style>
    <style:style style:name="P7" style:family="paragraph" style:parent-style-name="Table_20_Heading">
      <style:paragraph-properties fo:text-align="center" style:justify-single-word="false"/>
      <style:text-properties fo:font-size="8pt"/>
    </style:style>
    <style:style style:name="P8" style:family="paragraph" style:parent-style-name="Heading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language="hu" fo:country="HU"/>
    </style:style>
    <style:style style:name="T1" style:family="text">
      <style:text-properties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2" fo:column-gap="0.2in">
          <style:column style:rel-width="4751*" fo:start-indent="0in" fo:end-indent="0.1in"/>
          <style:column style:rel-width="4751*" fo:start-indent="0.1in" fo:end-indent="0in"/>
        </style:columns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z ARM processzorok rövid áttekintése</text:p>
      <text:p text:style-name="P10"><draw:frame draw:style-name="fr1" draw:name="Frame1" text:anchor-type="char" svg:x="0.0161in" svg:y="-0.0402in" svg:width="6.6673in" draw:z-index="0"><draw:text-box fo:min-height="2.2618in"><text:p text:style-name="P1">Sajnos nem egyszerű átlátni, hogy a csipgyártók milyen ARM licenszeket vásárolnak, és a különböző ARM magok milyen tulajdonságokkal rendelkeznek. Ezért arra gondoltam, hogy egy rövid dokumentumban összefoglalom azokat az információkat, melyek segítenek átlátni a káoszt.</text:p><text:p text:style-name="P1">Fontos tisztában lenni azzal, hogy az ARM cég csak licenszeket árul. A lapkagyártók az ARM által biztosított mag köré különféle perifériákat integrálnak, majd az így elkészült terméket árulják processzorként vagy mikrovezérlőként.</text:p><text:p text:style-name="P1">A helyzetet tovább bonyolítja, hogy az ARM mag is „réteges” felépítésű. Legbelül az utasítások végrehajtását végző részegységek találhatók; a továbbiakban ezt ISA architektúrának (vagy röviden architektúrának) fogom nevezni. Azt ARM az utasításvégrehajtó egységek mellé opcióként különböző, szorosan integrált dolgokat biztosít, például MMUt, FPU-, cache-t, megszakításvezérlőt. Az opcionális elemekkel ellátott terméküket az ARM „család”-nak nevezi.</text:p><text:p text:style-name="P1">Például egy (Texas) OMAP3530-as processzorban egy ARM Cortex-A8 „családú” mag található, melynek architektúrája ARMv7.Sajnos a „család” és az architektúra között nem egyértelmű a kapcsolat, ezért egy kis táblázatot készítettem azokról az ARM magokról, melyekkel találkozhatunk a piacon. A táblázat nem teljes, és csak áttekintő jellegű.</text:p></draw:text-box></draw:frame></text:p>
      <table:table table:name="Táblázat" table:style-name="Táblázat">
        <table:table-column table:style-name="Táblázat.A"/>
        <table:table-column table:style-name="Táblázat.B"/>
        <table:table-column table:style-name="Táblázat.C"/>
        <table:table-column table:style-name="Táblázat.D"/>
        <table:table-header-rows>
          <table:table-row>
            <table:table-cell table:style-name="Táblázat.A1" office:value-type="string">
              <text:p text:style-name="P7">Architektúra</text:p>
            </table:table-cell>
            <table:table-cell table:style-name="Táblázat.A1" office:value-type="string">
              <text:p text:style-name="P7">Család</text:p>
            </table:table-cell>
            <table:table-cell table:style-name="Táblázat.A1" office:value-type="string">
              <text:p text:style-name="P7">Megjegyzés</text:p>
            </table:table-cell>
            <table:table-cell table:style-name="Táblázat.D1" office:value-type="string">
              <text:p text:style-name="P7">Gyártó termékcsaládja</text:p>
            </table:table-cell>
          </table:table-row>
        </table:table-header-rows>
        <table:table-row>
          <table:table-cell table:style-name="Táblázat.A2" table:number-rows-spanned="2" office:value-type="string">
            <text:p text:style-name="P3">ARMv4</text:p>
          </table:table-cell>
          <table:table-cell table:style-name="Táblázat.A2" office:value-type="string">
            <text:p text:style-name="P2">ARM7TDMI</text:p>
          </table:table-cell>
          <table:table-cell table:style-name="Táblázat.A2" office:value-type="string">
            <text:p text:style-name="P5">Klasszikus ARM és Thumb<text:note text:id="ftn4" text:note-class="footnote"><text:note-citation>1</text:note-citation><text:note-body><text:p text:style-name="Footnote">A hagyományos ARM utasítások a 16 bites megfelelője. Redukált mérethez redukált funkcionalitás (és redukált teljesítmény [MIPS]) társul. Nagyjából 25‑30 %-nyi hely takarítható meg.</text:p></text:note-body></text:note> utasításkészlet, tipikusan mikrovezérlőben használják kis fogyasztása miatt. Ezek a mikrovezérlők nagyon olcsók, 1000 Ft alatt már lehet kapni.</text:p>
            <text:p text:style-name="P5">Új fejlesztéshez már nem ajánlott, az ATMEL ezt jelzendő külön terkékcsaládot fejlesztett ki: az AT91SAM3S-t.</text:p>
          </table:table-cell>
          <table:table-cell table:style-name="Táblázat.D2" office:value-type="string">
            <text:p text:style-name="P4">ATMEL AT91SAM7</text:p>
            <text:p text:style-name="P4">NXP LPC2000</text:p>
            <text:p text:style-name="P4">ST STR7</text:p>
          </table:table-cell>
        </table:table-row>
        <table:table-row>
          <table:covered-table-cell/>
          <table:table-cell table:style-name="Táblázat.A2" office:value-type="string">
            <text:p text:style-name="P2">ARM920T / ARM922</text:p>
          </table:table-cell>
          <table:table-cell table:style-name="Táblázat.A2" office:value-type="string">
            <text:p text:style-name="P2">MMU-val és cache-sel ellátott mag, Linux futtatására alkalmas.</text:p>
          </table:table-cell>
          <table:table-cell table:style-name="Táblázat.D2" office:value-type="string">
            <text:p text:style-name="P4">ATMEL AT91SAM9200</text:p>
          </table:table-cell>
        </table:table-row>
        <table:table-row>
          <table:table-cell table:style-name="Táblázat.A2" table:number-rows-spanned="2" office:value-type="string">
            <text:p text:style-name="P3">ARMv5TE</text:p>
          </table:table-cell>
          <table:table-cell table:style-name="Táblázat.A2" office:value-type="string">
            <text:p text:style-name="P2">ARM966 / ARM968</text:p>
          </table:table-cell>
          <table:table-cell table:style-name="Táblázat.A2" office:value-type="string">
            <text:p text:style-name="P2">Az „E” betű a DSP utasítások támogatását jelenti. Linux futtatására nem alkalmas. </text:p>
          </table:table-cell>
          <table:table-cell table:style-name="Táblázat.D2" office:value-type="string">
            <text:p text:style-name="P6">ST STR9 <text:span text:style-name="T1">(már nem gyártják)</text:span></text:p>
            <text:p text:style-name="P4">NXP LPC2900</text:p>
          </table:table-cell>
        </table:table-row>
        <table:table-row>
          <table:covered-table-cell/>
          <table:table-cell table:style-name="Táblázat.A2" office:value-type="string">
            <text:p text:style-name="P2">ARM926</text:p>
          </table:table-cell>
          <table:table-cell table:style-name="Táblázat.A2" office:value-type="string">
            <text:p text:style-name="P2">DSP utasítások és Java bytekód támogatás,</text:p>
            <text:p text:style-name="P2">MMU és cache, így alkalmas a Linux futtatására.</text:p>
            <text:p text:style-name="P2">Opcionálisan FPU.</text:p>
            <text:p text:style-name="P2">Az egyik legnépszerűbb mag.</text:p>
          </table:table-cell>
          <table:table-cell table:style-name="Táblázat.D2" office:value-type="string">
            <text:p text:style-name="P4">ATMEL AT91SAM9</text:p>
            <text:p text:style-name="P4">NXP LCP3000</text:p>
            <text:p text:style-name="P4">Freescale i.MX21</text:p>
            <text:p text:style-name="P4">Texas OMAP1</text:p>
          </table:table-cell>
        </table:table-row>
        <table:table-row>
          <table:table-cell table:style-name="Táblázat.A2" table:number-rows-spanned="3" office:value-type="string">
            <text:p text:style-name="P3">ARMv6</text:p>
          </table:table-cell>
          <table:table-cell table:style-name="Táblázat.A2" office:value-type="string">
            <text:p text:style-name="P2">ARM1136 / ARM1176</text:p>
          </table:table-cell>
          <table:table-cell table:style-name="Táblázat.A2" office:value-type="string">
            <text:p text:style-name="P2">DSP, SIMD utasítások, Java bytekód támogatás, opcionálisan FPU.</text:p>
            <text:p text:style-name="P2">MMU és cache van benne, így Linux futtatására alkalmas. Mobiltelefonokban találkozhatunk vele (pl. Nokia, Samsung).</text:p>
            <text:p text:style-name="P2">Az egyik legnépszerűbb mag.</text:p>
          </table:table-cell>
          <table:table-cell table:style-name="Táblázat.D2" office:value-type="string">
            <text:p text:style-name="P4">Texas OMAP2</text:p>
            <text:p text:style-name="P4">Freescale i.MX31</text:p>
          </table:table-cell>
        </table:table-row>
        <table:table-row>
          <table:covered-table-cell/>
          <table:table-cell table:style-name="Táblázat.A2" office:value-type="string">
            <text:p text:style-name="P2">ARM Cortex-M0</text:p>
          </table:table-cell>
          <table:table-cell table:style-name="Táblázat.A2" office:value-type="string">
            <text:p text:style-name="P2">Igen kis fogyasztású mikrovezérlőkbe szánt mag, sem MMU, sem cache nincs benne. Csak a Thumb2 utasításkészletet támogatja.</text:p>
          </table:table-cell>
          <table:table-cell table:style-name="Táblázat.D2" office:value-type="string">
            <text:p text:style-name="P4">NXP LPC1100</text:p>
          </table:table-cell>
        </table:table-row>
        <table:table-row>
          <table:covered-table-cell/>
          <table:table-cell table:style-name="Táblázat.A2" office:value-type="string">
            <text:p text:style-name="P2">ARM Cortex-M1</text:p>
          </table:table-cell>
          <table:table-cell table:style-name="Táblázat.A2" office:value-type="string">
            <text:p text:style-name="P2">FPGA-kba szánt mag, csak IP<text:note text:id="ftn5" text:note-class="footnote"><text:note-citation>2</text:note-citation><text:note-body><text:p text:style-name="Footnote">Intellectual Property</text:p></text:note-body></text:note> szinten áll rendelkezésre. Csak a Thumb2 utasításkészletet támogatja. Sem MMU, sem cache nincs benne, így a Linux nem fut rajta.</text:p>
          </table:table-cell>
          <table:table-cell table:style-name="Táblázat.D2" office:value-type="string">
            <text:p text:style-name="P4">Actel</text:p>
            <text:p text:style-name="P4">Altera</text:p>
          </table:table-cell>
        </table:table-row>
        <table:table-row>
          <table:table-cell table:style-name="Táblázat.A2" table:number-rows-spanned="2" office:value-type="string">
            <text:p text:style-name="P3">ARMv7</text:p>
          </table:table-cell>
          <table:table-cell table:style-name="Táblázat.A2" office:value-type="string">
            <text:p text:style-name="P2">ARM Cortex‑A8 / Cortex‑A9 / Cortex‑A5</text:p>
          </table:table-cell>
          <table:table-cell table:style-name="Táblázat.A2" office:value-type="string">
            <text:p text:style-name="P2">Csúcskategóriás applikációs processzorok. DSP és SIMD utasítások, FPU, MMU, cache, Java bytekód támogatás. A9 és A5 felkészítve a többprocesszoros (1..4) működésre.</text:p>
            <text:p text:style-name="P2">Linux futtatására alkalmas.</text:p>
          </table:table-cell>
          <table:table-cell table:style-name="Táblázat.D2" office:value-type="string">
            <text:p text:style-name="P4">Texas OMAP3 (Beagleboard)</text:p>
            <text:p text:style-name="P4">Freescale i.MX51</text:p>
          </table:table-cell>
        </table:table-row>
        <table:table-row>
          <table:covered-table-cell/>
          <table:table-cell table:style-name="Táblázat.A2" office:value-type="string">
            <text:p text:style-name="P2">Cortex-M3</text:p>
          </table:table-cell>
          <table:table-cell table:style-name="Táblázat.A2" office:value-type="string">
            <text:p text:style-name="P2">Nagy teljesítményű mikrovezérlőkbe szánt mag, a Thumb2 utasításkészletet támogatja, cache nincs benne, de opcionálisan MPU-t kérhet hozzá a csipgyártó (szoktak is, kivéve Stellaris LM3S100).</text:p>
            <text:p text:style-name="P2">Linux nem fut rajta, de még így is a az egyik legnépszerűbb mag.</text:p>
          </table:table-cell>
          <table:table-cell table:style-name="Táblázat.D2" office:value-type="string">
            <text:p text:style-name="P4">ATMEL AT91SAM3</text:p>
            <text:p text:style-name="P4">NXP LPC1700</text:p>
            <text:p text:style-name="P4">ST STM32</text:p>
            <text:p text:style-name="P4">Texas Stellaris LM3S</text:p>
          </table:table-cell>
        </table:table-row>
      </table:table>
      <text:p text:style-name="P1"/>
      <text:p text:style-name="P1"><text:soft-page-break/><draw:frame draw:style-name="fr1" draw:name="Frame2" text:anchor-type="char" svg:x="-0.0016in" svg:y="-0.0402in" svg:width="6.6846in" draw:z-index="1"><draw:text-box fo:min-height="0.5937in"><text:p text:style-name="P1">Megjegyezném, hogy új fejlesztésre a Cortex család ajánlott, a többi mag támogatása még egy ideig biztosan megmarad, de még semmi olyan nem volt a világtörténelemben, ami előbb-utóbb el ne múlott volna. Mivel a Cortex család teljesen kiváltja a régebbi megoldásokat (ARM7 → Cortex-M, ARM9/ARM11 → Cortex-A), ezért én inkább a fejlettebb technikát használom, ahol csak lehet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language="hu" fo:country="HU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1965in" fo:margin-bottom="0.1965in" fo:text-align="center" style:justify-single-word="false" fo:keep-with-next="always"/>
      <style:text-properties style:font-name="DejaVu Sans" fo:font-size="14pt" fo:font-weight="bold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line-height="120%" fo:text-align="justify" style:justify-single-word="false" fo:orphans="2" fo:widows="2" fo:hyphenation-ladder-count="no-limit" fo:text-indent="0.2756in" style:auto-text-indent="false" style:page-number="auto"/>
      <style:text-properties fo:font-size="8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6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USZENECKER Róbert</meta:initial-creator>
    <meta:creation-date>2010-01-21T10:57:49</meta:creation-date>
    <dc:date>2010-01-23T19:16:59</dc:date>
    <dc:creator>Fuszenecker Róbert</dc:creator>
    <meta:editing-duration>PT02H54M17S</meta:editing-duration>
    <meta:editing-cycles>17</meta:editing-cycles>
    <meta:generator>OpenOffice.org/3.1$Unix OpenOffice.org_project/310m19$Build-9420</meta:generator>
    <meta:document-statistic meta:table-count="1" meta:image-count="0" meta:object-count="0" meta:page-count="2" meta:paragraph-count="63" meta:word-count="545" meta:character-count="3868"/>
  </office:meta>
</office:document-meta>
</file>